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091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ro3" style:family="table-row">
      <style:table-row-properties style:row-height="0.2346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6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60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60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iming" table:style-name="ta1" table:print="false">
        <table:table-column table:style-name="co1" table:number-columns-repeated="1024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2" table:number-columns-repeated="6"/>
          <table:table-cell table:style-name="ce4" office:value-type="string">
            <text:p>C0</text:p>
          </table:table-cell>
          <table:table-cell table:style-name="ce7" office:value-type="float" office:value="-0.00000892858">
            <text:p>-8.93E-006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 table:number-columns-repeated="6"/>
          <table:table-cell table:style-name="ce4" office:value-type="string">
            <text:p>C1</text:p>
          </table:table-cell>
          <table:table-cell table:style-name="ce7" office:value-type="float" office:value="0.000000813493">
            <text:p>8.13E-007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 table:number-columns-repeated="6"/>
          <table:table-cell table:style-name="ce4" office:value-type="string">
            <text:p>C2</text:p>
          </table:table-cell>
          <table:table-cell table:style-name="ce7" office:value-type="float" office:value="0.0000000218254">
            <text:p>2.18E-008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 table:number-columns-repeated="6"/>
          <table:table-cell table:style-name="ce4" office:value-type="string">
            <text:p>C</text:p>
          </table:table-cell>
          <table:table-cell table:style-name="ce3" office:value-type="float" office:value="0.00000003">
            <text:p>0.00000003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 table:number-columns-repeated="7"/>
          <table:table-cell table:style-name="ce8"/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4" office:value-type="string">
            <text:p>N^0</text:p>
          </table:table-cell>
          <table:table-cell table:style-name="ce4" office:value-type="string">
            <text:p>N</text:p>
          </table:table-cell>
          <table:table-cell table:style-name="ce4" office:value-type="string">
            <text:p>N^2</text:p>
          </table:table-cell>
          <table:table-cell table:style-name="ce4" office:value-type="string">
            <text:p>f(n)</text:p>
          </table:table-cell>
          <table:table-cell table:style-name="ce4" office:value-type="string">
            <text:p>f'(n)</text:p>
          </table:table-cell>
          <table:table-cell table:style-name="ce4" office:value-type="string">
            <text:p>Error</text:p>
          </table:table-cell>
          <table:table-cell table:style-name="ce7" office:value-type="string">
            <text:p>BigO</text:p>
          </table:table-cell>
          <table:table-cell table:style-name="ce4" office:value-type="string">
            <text:p>Difference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00">
            <text:p>100</text:p>
          </table:table-cell>
          <table:table-cell table:style-name="ce5" office:value-type="float" office:value="0">
            <text:p>0</text:p>
          </table:table-cell>
          <table:table-cell table:style-name="ce3" table:formula="of:=[.$I$3] + [.$I$4] * [.E9] + [.$I$5] * [.F9]" office:value-type="float" office:value="0.00007242072">
            <text:p>7.242072E-005</text:p>
          </table:table-cell>
          <table:table-cell table:style-name="ce3" table:formula="of:=[.G9]-[.F9]" office:value-type="float" office:value="0.00007242072">
            <text:p>7.242072E-005</text:p>
          </table:table-cell>
          <table:table-cell table:style-name="ce7" table:formula="of:=[.D9]*[.$I$6]" office:value-type="float" office:value="0.0000003">
            <text:p>3.00E-007</text:p>
          </table:table-cell>
          <table:table-cell table:style-name="ce3" table:formula="of:=[.G9] - [.I9]" office:value-type="float" office:value="0.00007212072">
            <text:p>7.212072E-005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400">
            <text:p>400</text:p>
          </table:table-cell>
          <table:table-cell table:style-name="ce6" office:value-type="float" office:value="0.0000166666666666667">
            <text:p>1.67E-005</text:p>
          </table:table-cell>
          <table:table-cell table:style-name="ce3" table:formula="of:=[.$I$3] + [.$I$4] * [.E10] + [.$I$5] * [.F10]" office:value-type="float" office:value="0.000316468620363757">
            <text:p>0.0003164686</text:p>
          </table:table-cell>
          <table:table-cell table:style-name="ce3" table:formula="of:=[.G10]-[.F10]" office:value-type="float" office:value="0.00029980195369709">
            <text:p>0.000299802</text:p>
          </table:table-cell>
          <table:table-cell table:style-name="ce7" table:formula="of:=[.D10]*[.$I$6]" office:value-type="float" office:value="0.0000006">
            <text:p>6.00E-007</text:p>
          </table:table-cell>
          <table:table-cell table:style-name="ce3" table:formula="of:=[.G10] - [.I10]" office:value-type="float" office:value="0.000315868620363757">
            <text:p>0.0003158686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900">
            <text:p>900</text:p>
          </table:table-cell>
          <table:table-cell table:style-name="ce6" office:value-type="float" office:value="0.0000333333333333333">
            <text:p>3.33E-005</text:p>
          </table:table-cell>
          <table:table-cell table:style-name="ce3" table:formula="of:=[.$I$3] + [.$I$4] * [.E11] + [.$I$5] * [.F11]" office:value-type="float" office:value="0.000723215120727513">
            <text:p>0.0007232151</text:p>
          </table:table-cell>
          <table:table-cell table:style-name="ce3" table:formula="of:=[.G11]-[.F11]" office:value-type="float" office:value="0.00068988178739418">
            <text:p>0.0006898818</text:p>
          </table:table-cell>
          <table:table-cell table:style-name="ce7" table:formula="of:=[.D11]*[.$I$6]" office:value-type="float" office:value="0.0000009">
            <text:p>9.00E-007</text:p>
          </table:table-cell>
          <table:table-cell table:style-name="ce3" table:formula="of:=[.G11] - [.I11]" office:value-type="float" office:value="0.000722315120727513">
            <text:p>0.0007223151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1600">
            <text:p>1600</text:p>
          </table:table-cell>
          <table:table-cell table:style-name="ce6" office:value-type="float" office:value="0.0000666666666666667">
            <text:p>6.67E-005</text:p>
          </table:table-cell>
          <table:table-cell table:style-name="ce3" table:formula="of:=[.$I$3] + [.$I$4] * [.E12] + [.$I$5] * [.F12]" office:value-type="float" office:value="0.00129266022145503">
            <text:p>0.0012926602</text:p>
          </table:table-cell>
          <table:table-cell table:style-name="ce3" table:formula="of:=[.G12]-[.F12]" office:value-type="float" office:value="0.00122599355478836">
            <text:p>0.0012259936</text:p>
          </table:table-cell>
          <table:table-cell table:style-name="ce7" table:formula="of:=[.D12]*[.$I$6]" office:value-type="float" office:value="0.0000012">
            <text:p>1.20E-006</text:p>
          </table:table-cell>
          <table:table-cell table:style-name="ce3" table:formula="of:=[.G12] - [.I12]" office:value-type="float" office:value="0.00129146022145503">
            <text:p>0.0012914602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2500">
            <text:p>2500</text:p>
          </table:table-cell>
          <table:table-cell table:style-name="ce6" office:value-type="float" office:value="0.0000833333333333333">
            <text:p>8.33E-005</text:p>
          </table:table-cell>
          <table:table-cell table:style-name="ce3" table:formula="of:=[.$I$3] + [.$I$4] * [.E13] + [.$I$5] * [.F13]" office:value-type="float" office:value="0.00202480392181878">
            <text:p>0.0020248039</text:p>
          </table:table-cell>
          <table:table-cell table:style-name="ce3" table:formula="of:=[.G13]-[.F13]" office:value-type="float" office:value="0.00194147058848545">
            <text:p>0.0019414706</text:p>
          </table:table-cell>
          <table:table-cell table:style-name="ce7" table:formula="of:=[.D13]*[.$I$6]" office:value-type="float" office:value="0.0000015">
            <text:p>1.50E-006</text:p>
          </table:table-cell>
          <table:table-cell table:style-name="ce3" table:formula="of:=[.G13] - [.I13]" office:value-type="float" office:value="0.00202330392181878">
            <text:p>0.0020233039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3600">
            <text:p>3600</text:p>
          </table:table-cell>
          <table:table-cell table:style-name="ce5" office:value-type="float" office:value="0.0001166667">
            <text:p>0.0001166667</text:p>
          </table:table-cell>
          <table:table-cell table:style-name="ce3" table:formula="of:=[.$I$3] + [.$I$4] * [.E14] + [.$I$5] * [.F14]" office:value-type="float" office:value="0.0029196462225463">
            <text:p>0.0029196462</text:p>
          </table:table-cell>
          <table:table-cell table:style-name="ce3" table:formula="of:=[.G14]-[.F14]" office:value-type="float" office:value="0.0028029795225463">
            <text:p>0.0028029795</text:p>
          </table:table-cell>
          <table:table-cell table:style-name="ce7" table:formula="of:=[.D14]*[.$I$6]" office:value-type="float" office:value="0.0000018">
            <text:p>1.80E-006</text:p>
          </table:table-cell>
          <table:table-cell table:style-name="ce3" table:formula="of:=[.G14] - [.I14]" office:value-type="float" office:value="0.0029178462225463">
            <text:p>0.0029178462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70">
            <text:p>70</text:p>
          </table:table-cell>
          <table:table-cell table:style-name="ce3" office:value-type="float" office:value="4900">
            <text:p>4900</text:p>
          </table:table-cell>
          <table:table-cell table:style-name="ce5" office:value-type="float" office:value="0.00015">
            <text:p>0.00015</text:p>
          </table:table-cell>
          <table:table-cell table:style-name="ce3" table:formula="of:=[.$I$3] + [.$I$4] * [.E15] + [.$I$5] * [.F15]" office:value-type="float" office:value="0.00397718712327381">
            <text:p>0.0039771871</text:p>
          </table:table-cell>
          <table:table-cell table:style-name="ce3" table:formula="of:=[.G15]-[.F15]" office:value-type="float" office:value="0.00382718712327381">
            <text:p>0.0038271871</text:p>
          </table:table-cell>
          <table:table-cell table:style-name="ce7" table:formula="of:=[.D15]*[.$I$6]" office:value-type="float" office:value="0.0000021">
            <text:p>2.10E-006</text:p>
          </table:table-cell>
          <table:table-cell table:style-name="ce3" table:formula="of:=[.G15] - [.I15]" office:value-type="float" office:value="0.00397508712327381">
            <text:p>0.0039750871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80">
            <text:p>80</text:p>
          </table:table-cell>
          <table:table-cell table:style-name="ce3" office:value-type="float" office:value="6400">
            <text:p>6400</text:p>
          </table:table-cell>
          <table:table-cell table:style-name="ce5" office:value-type="float" office:value="0.0002">
            <text:p>0.0002</text:p>
          </table:table-cell>
          <table:table-cell table:style-name="ce3" table:formula="of:=[.$I$3] + [.$I$4] * [.E16] + [.$I$5] * [.F16]" office:value-type="float" office:value="0.00519742662436508">
            <text:p>0.0051974266</text:p>
          </table:table-cell>
          <table:table-cell table:style-name="ce3" table:formula="of:=[.G16]-[.F16]" office:value-type="float" office:value="0.00499742662436508">
            <text:p>0.0049974266</text:p>
          </table:table-cell>
          <table:table-cell table:style-name="ce7" table:formula="of:=[.D16]*[.$I$6]" office:value-type="float" office:value="0.0000024">
            <text:p>2.40E-006</text:p>
          </table:table-cell>
          <table:table-cell table:style-name="ce3" table:formula="of:=[.G16] - [.I16]" office:value-type="float" office:value="0.00519502662436508">
            <text:p>0.0051950266</text:p>
          </table:table-cell>
          <table:table-cell table:number-columns-repeated="1014"/>
        </table:table-row>
        <table:table-row table:style-name="ro1" table:number-rows-repeated="2">
          <table:table-cell/>
          <table:table-cell table:style-name="ce3" table:number-columns-repeated="7"/>
          <table:table-cell table:style-name="ce7"/>
          <table:table-cell table:style-name="ce3"/>
          <table:table-cell table:number-columns-repeated="1014"/>
        </table:table-row>
        <table:table-row table:style-name="ro1">
          <table:table-cell table:number-columns-repeated="2"/>
          <table:table-cell>
            <draw:frame table:end-cell-address="Timing.J35" table:end-x="0.1157in" table:end-y="0.2067in" draw:z-index="0" draw:style-name="gr1" draw:text-style-name="P1" svg:width="6.2988in" svg:height="3.5433in" svg:x="0.0402in" svg:y="0.0398in">
              <draw:object draw:notify-on-update-of-ranges="Timing.D9:Timing.D16 Timing.F8:Timing.F8 Timing.F9:Timing.F16 Timing.D9:Timing.D16 Timing.G8:Timing.G8 Timing.G9:Timing.G16 Timing.D9:Timing.D16 Timing.I8:Timing.I8 Timing.I9:Timing.I16 Timing.D9:Timing.D16 Timing.J8:Timing.J8 Timing.J9:Timing.J1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1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perational" table:style-name="ta1" table:print="false">
        <table:table-column table:style-name="co1" table:number-columns-repeated="8" table:default-cell-style-name="ce1"/>
        <table:table-column table:style-name="co2" table:default-cell-style-name="ce1"/>
        <table:table-column table:style-name="co1" table:number-columns-repeated="1015" table:default-cell-style-name="ce1"/>
        <table:table-row table:style-name="ro1" table:number-rows-repeated="2">
          <table:table-cell table:number-columns-repeated="1024"/>
        </table:table-row>
        <table:table-row table:style-name="ro3">
          <table:table-cell/>
          <table:table-cell table:style-name="ce2" table:number-columns-repeated="6"/>
          <table:table-cell table:style-name="ce4" office:value-type="string">
            <text:p>C0</text:p>
          </table:table-cell>
          <table:table-cell table:style-name="ce7" office:value-type="float" office:value="-4.06667">
            <text:p>-4.07E+000</text:p>
          </table:table-cell>
          <table:table-cell table:style-name="ce2"/>
          <table:table-cell table:number-columns-repeated="1014"/>
        </table:table-row>
        <table:table-row table:style-name="ro3">
          <table:table-cell/>
          <table:table-cell table:style-name="ce2" table:number-columns-repeated="6"/>
          <table:table-cell table:style-name="ce4" office:value-type="string">
            <text:p>C1</text:p>
          </table:table-cell>
          <table:table-cell table:style-name="ce7" office:value-type="float" office:value="12.0224">
            <text:p>1.20E+001</text:p>
          </table:table-cell>
          <table:table-cell table:style-name="ce2"/>
          <table:table-cell table:number-columns-repeated="1014"/>
        </table:table-row>
        <table:table-row table:style-name="ro3">
          <table:table-cell/>
          <table:table-cell table:style-name="ce2" table:number-columns-repeated="6"/>
          <table:table-cell table:style-name="ce4" office:value-type="string">
            <text:p>C2</text:p>
          </table:table-cell>
          <table:table-cell table:style-name="ce7" office:value-type="float" office:value="-0.0148485">
            <text:p>-1.48E-002</text:p>
          </table:table-cell>
          <table:table-cell table:style-name="ce2"/>
          <table:table-cell table:number-columns-repeated="1014"/>
        </table:table-row>
        <table:table-row table:style-name="ro3">
          <table:table-cell/>
          <table:table-cell table:style-name="ce2" table:number-columns-repeated="6"/>
          <table:table-cell table:style-name="ce4" office:value-type="string">
            <text:p>C</text:p>
          </table:table-cell>
          <table:table-cell table:style-name="ce3" office:value-type="float" office:value="-0.015">
            <text:p>-0.015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 table:number-columns-repeated="7"/>
          <table:table-cell table:style-name="ce8"/>
          <table:table-cell table:style-name="ce2"/>
          <table:table-cell table:number-columns-repeated="1014"/>
        </table:table-row>
        <table:table-row table:style-name="ro1">
          <table:table-cell/>
          <table:table-cell table:style-name="ce2"/>
          <table:table-cell table:style-name="ce4" office:value-type="string">
            <text:p>N^0</text:p>
          </table:table-cell>
          <table:table-cell table:style-name="ce4" office:value-type="string">
            <text:p>N</text:p>
          </table:table-cell>
          <table:table-cell table:style-name="ce4" office:value-type="string">
            <text:p>N^2</text:p>
          </table:table-cell>
          <table:table-cell table:style-name="ce4" office:value-type="string">
            <text:p>f(n)</text:p>
          </table:table-cell>
          <table:table-cell table:style-name="ce4" office:value-type="string">
            <text:p>f'(n)</text:p>
          </table:table-cell>
          <table:table-cell table:style-name="ce4" office:value-type="string">
            <text:p>Error</text:p>
          </table:table-cell>
          <table:table-cell table:style-name="ce7" office:value-type="string">
            <text:p>BigO</text:p>
          </table:table-cell>
          <table:table-cell table:style-name="ce4" office:value-type="string">
            <text:p>Difference</text:p>
          </table:table-cell>
          <table:table-cell table:number-columns-repeated="1014"/>
        </table:table-row>
        <table:table-row table:style-name="ro3">
          <table:table-cell/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10">
            <text:p>10</text:p>
          </table:table-cell>
          <table:table-cell table:style-name="ce3" table:formula="of:=[.D9]^2" office:value-type="float" office:value="100">
            <text:p>100</text:p>
          </table:table-cell>
          <table:table-cell table:style-name="ce9" office:value-type="float" office:value="137">
            <text:p>137</text:p>
          </table:table-cell>
          <table:table-cell table:style-name="ce3" table:formula="of:=[.$I$3] + [.$I$4] * [.E9] + [.$I$5] * [.F9]" office:value-type="float" office:value="1196.1390855">
            <text:p>1196.1390855</text:p>
          </table:table-cell>
          <table:table-cell table:style-name="ce3" table:formula="of:=[.G9]-[.F9]" office:value-type="float" office:value="1059.1390855">
            <text:p>1059.1390855</text:p>
          </table:table-cell>
          <table:table-cell table:style-name="ce7" table:formula="of:=[.D9]*[.$I$6]" office:value-type="float" office:value="-0.15">
            <text:p>-1.50E-001</text:p>
          </table:table-cell>
          <table:table-cell table:style-name="ce3" table:formula="of:=[.G9] - [.I9]" office:value-type="float" office:value="1196.2890855">
            <text:p>1196.2890855</text:p>
          </table:table-cell>
          <table:table-cell table:number-columns-repeated="1014"/>
        </table:table-row>
        <table:table-row table:style-name="ro3">
          <table:table-cell/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3" table:formula="of:=[.D10]^2" office:value-type="float" office:value="400">
            <text:p>400</text:p>
          </table:table-cell>
          <table:table-cell table:style-name="ce9" office:value-type="float" office:value="255">
            <text:p>255</text:p>
          </table:table-cell>
          <table:table-cell table:style-name="ce3" table:formula="of:=[.$I$3] + [.$I$4] * [.E10] + [.$I$5] * [.F10]" office:value-type="float" office:value="4801.1069625">
            <text:p>4801.1069625</text:p>
          </table:table-cell>
          <table:table-cell table:style-name="ce3" table:formula="of:=[.G10]-[.F10]" office:value-type="float" office:value="4546.1069625">
            <text:p>4546.1069625</text:p>
          </table:table-cell>
          <table:table-cell table:style-name="ce7" table:formula="of:=[.D10]*[.$I$6]" office:value-type="float" office:value="-0.3">
            <text:p>-3.00E-001</text:p>
          </table:table-cell>
          <table:table-cell table:style-name="ce3" table:formula="of:=[.G10] - [.I10]" office:value-type="float" office:value="4801.4069625">
            <text:p>4801.4069625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0">
            <text:p>30</text:p>
          </table:table-cell>
          <table:table-cell table:style-name="ce3" table:formula="of:=[.D11]^2" office:value-type="float" office:value="900">
            <text:p>900</text:p>
          </table:table-cell>
          <table:table-cell table:style-name="ce9" office:value-type="float" office:value="285">
            <text:p>285</text:p>
          </table:table-cell>
          <table:table-cell table:style-name="ce3" table:formula="of:=[.$I$3] + [.$I$4] * [.E11] + [.$I$5] * [.F11]" office:value-type="float" office:value="10811.8615075">
            <text:p>10811.8615075</text:p>
          </table:table-cell>
          <table:table-cell table:style-name="ce3" table:formula="of:=[.G11]-[.F11]" office:value-type="float" office:value="10526.8615075">
            <text:p>10526.8615075</text:p>
          </table:table-cell>
          <table:table-cell table:style-name="ce7" table:formula="of:=[.D11]*[.$I$6]" office:value-type="float" office:value="-0.45">
            <text:p>-4.50E-001</text:p>
          </table:table-cell>
          <table:table-cell table:style-name="ce3" table:formula="of:=[.G11] - [.I11]" office:value-type="float" office:value="10812.3115075">
            <text:p>10812.3115075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0">
            <text:p>40</text:p>
          </table:table-cell>
          <table:table-cell table:style-name="ce3" table:formula="of:=[.D12]^2" office:value-type="float" office:value="1600">
            <text:p>1600</text:p>
          </table:table-cell>
          <table:table-cell table:style-name="ce9" office:value-type="float" office:value="483">
            <text:p>483</text:p>
          </table:table-cell>
          <table:table-cell table:style-name="ce3" table:formula="of:=[.$I$3] + [.$I$4] * [.E12] + [.$I$5] * [.F12]" office:value-type="float" office:value="19224.6015045">
            <text:p>19224.6015045</text:p>
          </table:table-cell>
          <table:table-cell table:style-name="ce3" table:formula="of:=[.G12]-[.F12]" office:value-type="float" office:value="18741.6015045">
            <text:p>18741.6015045</text:p>
          </table:table-cell>
          <table:table-cell table:style-name="ce7" table:formula="of:=[.D12]*[.$I$6]" office:value-type="float" office:value="-0.6">
            <text:p>-6.00E-001</text:p>
          </table:table-cell>
          <table:table-cell table:style-name="ce3" table:formula="of:=[.G12] - [.I12]" office:value-type="float" office:value="19225.2015045">
            <text:p>19225.2015045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0">
            <text:p>50</text:p>
          </table:table-cell>
          <table:table-cell table:style-name="ce3" table:formula="of:=[.D13]^2" office:value-type="float" office:value="2500">
            <text:p>2500</text:p>
          </table:table-cell>
          <table:table-cell table:style-name="ce9" office:value-type="float" office:value="513">
            <text:p>513</text:p>
          </table:table-cell>
          <table:table-cell table:style-name="ce3" table:formula="of:=[.$I$3] + [.$I$4] * [.E13] + [.$I$5] * [.F13]" office:value-type="float" office:value="30044.3160495">
            <text:p>30044.3160495</text:p>
          </table:table-cell>
          <table:table-cell table:style-name="ce3" table:formula="of:=[.G13]-[.F13]" office:value-type="float" office:value="29531.3160495">
            <text:p>29531.3160495</text:p>
          </table:table-cell>
          <table:table-cell table:style-name="ce7" table:formula="of:=[.D13]*[.$I$6]" office:value-type="float" office:value="-0.75">
            <text:p>-7.50E-001</text:p>
          </table:table-cell>
          <table:table-cell table:style-name="ce3" table:formula="of:=[.G13] - [.I13]" office:value-type="float" office:value="30045.0660495">
            <text:p>30045.0660495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0">
            <text:p>60</text:p>
          </table:table-cell>
          <table:table-cell table:style-name="ce3" table:formula="of:=[.D14]^2" office:value-type="float" office:value="3600">
            <text:p>3600</text:p>
          </table:table-cell>
          <table:table-cell table:style-name="ce9" office:value-type="float" office:value="543">
            <text:p>543</text:p>
          </table:table-cell>
          <table:table-cell table:style-name="ce3" table:formula="of:=[.$I$3] + [.$I$4] * [.E14] + [.$I$5] * [.F14]" office:value-type="float" office:value="43268.5105945">
            <text:p>43268.5105945</text:p>
          </table:table-cell>
          <table:table-cell table:style-name="ce3" table:formula="of:=[.G14]-[.F14]" office:value-type="float" office:value="42725.5105945">
            <text:p>42725.5105945</text:p>
          </table:table-cell>
          <table:table-cell table:style-name="ce7" table:formula="of:=[.D14]*[.$I$6]" office:value-type="float" office:value="-0.9">
            <text:p>-9.00E-001</text:p>
          </table:table-cell>
          <table:table-cell table:style-name="ce3" table:formula="of:=[.G14] - [.I14]" office:value-type="float" office:value="43269.4105945">
            <text:p>43269.4105945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70">
            <text:p>70</text:p>
          </table:table-cell>
          <table:table-cell table:style-name="ce3" table:formula="of:=[.D15]^2" office:value-type="float" office:value="4900">
            <text:p>4900</text:p>
          </table:table-cell>
          <table:table-cell table:style-name="ce9" office:value-type="float" office:value="901">
            <text:p>901</text:p>
          </table:table-cell>
          <table:table-cell table:style-name="ce3" table:formula="of:=[.$I$3] + [.$I$4] * [.E15] + [.$I$5] * [.F15]" office:value-type="float" office:value="58892.3148315">
            <text:p>58892.3148315</text:p>
          </table:table-cell>
          <table:table-cell table:style-name="ce3" table:formula="of:=[.G15]-[.F15]" office:value-type="float" office:value="57991.3148315">
            <text:p>57991.3148315</text:p>
          </table:table-cell>
          <table:table-cell table:style-name="ce7" table:formula="of:=[.D15]*[.$I$6]" office:value-type="float" office:value="-1.05">
            <text:p>-1.05E+000</text:p>
          </table:table-cell>
          <table:table-cell table:style-name="ce3" table:formula="of:=[.G15] - [.I15]" office:value-type="float" office:value="58893.3648315">
            <text:p>58893.3648315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80">
            <text:p>80</text:p>
          </table:table-cell>
          <table:table-cell table:style-name="ce3" table:formula="of:=[.D16]^2" office:value-type="float" office:value="6400">
            <text:p>6400</text:p>
          </table:table-cell>
          <table:table-cell table:style-name="ce9" office:value-type="float" office:value="931">
            <text:p>931</text:p>
          </table:table-cell>
          <table:table-cell table:style-name="ce3" table:formula="of:=[.$I$3] + [.$I$4] * [.E16] + [.$I$5] * [.F16]" office:value-type="float" office:value="76925.4693765">
            <text:p>76925.4693765</text:p>
          </table:table-cell>
          <table:table-cell table:style-name="ce3" table:formula="of:=[.G16]-[.F16]" office:value-type="float" office:value="75994.4693765">
            <text:p>75994.4693765</text:p>
          </table:table-cell>
          <table:table-cell table:style-name="ce7" table:formula="of:=[.D16]*[.$I$6]" office:value-type="float" office:value="-1.2">
            <text:p>-1.20E+000</text:p>
          </table:table-cell>
          <table:table-cell table:style-name="ce3" table:formula="of:=[.G16] - [.I16]" office:value-type="float" office:value="76926.6693765">
            <text:p>76926.6693765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9">
            <text:p>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90">
            <text:p>90</text:p>
          </table:table-cell>
          <table:table-cell table:style-name="ce3" table:formula="of:=[.D17]^2" office:value-type="float" office:value="8100">
            <text:p>8100</text:p>
          </table:table-cell>
          <table:table-cell table:style-name="ce10" office:value-type="float" office:value="961">
            <text:p>961</text:p>
          </table:table-cell>
          <table:table-cell table:style-name="ce3" table:formula="of:=[.$I$3] + [.$I$4] * [.E17] + [.$I$5] * [.F17]" office:value-type="float" office:value="97363.1039215">
            <text:p>97363.1039215</text:p>
          </table:table-cell>
          <table:table-cell table:style-name="ce3" table:formula="of:=[.G17]-[.F17]" office:value-type="float" office:value="96402.1039215">
            <text:p>96402.1039215</text:p>
          </table:table-cell>
          <table:table-cell table:style-name="ce7" table:formula="of:=[.D17]*[.$I$6]" office:value-type="float" office:value="-1.35">
            <text:p>-1.35E+000</text:p>
          </table:table-cell>
          <table:table-cell table:style-name="ce3" table:formula="of:=[.G17] - [.I17]" office:value-type="float" office:value="97364.4539215">
            <text:p>97364.4539215</text:p>
          </table:table-cell>
          <table:table-cell table:number-columns-repeated="1014"/>
        </table:table-row>
        <table:table-row table:style-name="ro3">
          <table:table-cell/>
          <table:table-cell table:style-name="ce3" office:value-type="float" office:value="10">
            <text:p>1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00">
            <text:p>100</text:p>
          </table:table-cell>
          <table:table-cell table:style-name="ce3" table:formula="of:=[.D18]^2" office:value-type="float" office:value="10000">
            <text:p>10000</text:p>
          </table:table-cell>
          <table:table-cell table:style-name="ce10" office:value-type="float" office:value="991">
            <text:p>991</text:p>
          </table:table-cell>
          <table:table-cell table:style-name="ce3" table:formula="of:=[.$I$3] + [.$I$4] * [.E18] + [.$I$5] * [.F18]" office:value-type="float" office:value="120205.2184665">
            <text:p>120205.2184665</text:p>
          </table:table-cell>
          <table:table-cell table:style-name="ce3" table:formula="of:=[.G18]-[.F18]" office:value-type="float" office:value="119214.2184665">
            <text:p>119214.2184665</text:p>
          </table:table-cell>
          <table:table-cell table:style-name="ce7" table:formula="of:=[.D18]*[.$I$6]" office:value-type="float" office:value="-1.5">
            <text:p>-1.50E+000</text:p>
          </table:table-cell>
          <table:table-cell table:style-name="ce3" table:formula="of:=[.G18] - [.I18]" office:value-type="float" office:value="120206.7184665">
            <text:p>120206.7184665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>
            <draw:frame table:end-cell-address="Operational.J38" table:end-x="0.0283in" table:end-y="0.1094in" draw:z-index="0" draw:style-name="gr1" draw:text-style-name="P1" svg:width="6.6142in" svg:height="3.5433in" svg:x="0.8417in" svg:y="0.1535in">
              <draw:object draw:notify-on-update-of-ranges="Operational.D9:Operational.D18 Operational.F8:Operational.F8 Operational.F9:Operational.F18 Operational.D9:Operational.D18 Operational.G8:Operational.G8 Operational.G9:Operational.G18 Operational.D9:Operational.D18 Operational.I8:Operational.I8 Operational.I9:Operational.I18 Operational.D9:Operational.D18 Operational.J8:Operational.J8 Operational.J9:Operational.J1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1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05">11/05/2023</text:date>, <text:time>12:55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04T12:18:43.85</meta:creation-date>
    <meta:editing-duration>PT20M11S</meta:editing-duration>
    <meta:editing-cycles>5</meta:editing-cycles>
    <meta:generator>OpenOffice/4.1.14$Win32 OpenOffice.org_project/4114m1$Build-9811</meta:generator>
    <meta:initial-creator>Eduardo Murillo</meta:initial-creator>
    <dc:date>2023-11-05T12:55:09.56</dc:date>
    <dc:creator>Eduardo Murillo</dc:creator>
    <meta:document-statistic meta:table-count="3" meta:cell-count="19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6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.001cm" xlink:href=".." xlink:type="simple" chart:class="chart:scatter" chart:style-name="ch1">
        <chart:legend chart:legend-position="end" svg:x="13.148cm" svg:y="3.402cm" style:legend-expansion="high" chart:style-name="ch2"/>
        <chart:plot-area chart:style-name="ch3" table:cell-range-address="Timing.D9:Timing.D16 Timing.F8:Timing.G16 Timing.I8:Timing.J16" chart:data-source-has-labels="row" svg:x="0.77cm" svg:y="0.855cm" svg:width="11.738cm" svg:height="7.546cm">
          <chartooo:coordinate-region svg:x="1.868cm" svg:y="1.068cm" svg:width="10.454cm" svg:height="6.6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iming.F9:Timing.F16" chart:label-cell-address="Timing.F8:Timing.F8" chart:class="chart:scatter">
            <chart:domain table:cell-range-address="Timing.D9:Timing.D16"/>
            <chart:data-point chart:repeated="8"/>
          </chart:series>
          <chart:series chart:style-name="ch7" chart:values-cell-range-address="Timing.G9:Timing.G16" chart:label-cell-address="Timing.G8:Timing.G8" chart:class="chart:scatter">
            <chart:data-point chart:repeated="8"/>
          </chart:series>
          <chart:series chart:style-name="ch8" chart:values-cell-range-address="Timing.I9:Timing.I16" chart:label-cell-address="Timing.I8:Timing.I8" chart:class="chart:scatter">
            <chart:data-point chart:repeated="8"/>
          </chart:series>
          <chart:series chart:style-name="ch9" chart:values-cell-range-address="Timing.J9:Timing.J16" chart:label-cell-address="Timing.J8:Timing.J8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f(n)</text:p>
                <draw:g>
                  <svg:desc>Timing.F8:Timing.F8</svg:desc>
                </draw:g>
              </table:table-cell>
              <table:table-cell office:value-type="string">
                <text:p>f'(n)</text:p>
                <draw:g>
                  <svg:desc>Timing.G8:Timing.G8</svg:desc>
                </draw:g>
              </table:table-cell>
              <table:table-cell office:value-type="string">
                <text:p>BigO</text:p>
                <draw:g>
                  <svg:desc>Timing.I8:Timing.I8</svg:desc>
                </draw:g>
              </table:table-cell>
              <table:table-cell office:value-type="string">
                <text:p>Difference</text:p>
                <draw:g>
                  <svg:desc>Timing.J8:Timing.J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iming.D9:Timing.D16</svg:desc>
                </draw:g>
              </table:table-cell>
              <table:table-cell office:value-type="float" office:value="0">
                <text:p>0</text:p>
                <draw:g>
                  <svg:desc>Timing.F9:Timing.F16</svg:desc>
                </draw:g>
              </table:table-cell>
              <table:table-cell office:value-type="float" office:value="0.00007242072">
                <text:p>0.00007242072</text:p>
                <draw:g>
                  <svg:desc>Timing.G9:Timing.G16</svg:desc>
                </draw:g>
              </table:table-cell>
              <table:table-cell office:value-type="float" office:value="0.0000003">
                <text:p>0.0000003</text:p>
                <draw:g>
                  <svg:desc>Timing.I9:Timing.I16</svg:desc>
                </draw:g>
              </table:table-cell>
              <table:table-cell office:value-type="float" office:value="0.00007212072">
                <text:p>0.00007212072</text:p>
                <draw:g>
                  <svg:desc>Timing.J9:Timing.J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000166666666666667">
                <text:p>0.0000166666666666667</text:p>
              </table:table-cell>
              <table:table-cell office:value-type="float" office:value="0.000316468620363757">
                <text:p>0.000316468620363757</text:p>
              </table:table-cell>
              <table:table-cell office:value-type="float" office:value="0.0000006">
                <text:p>0.0000006</text:p>
              </table:table-cell>
              <table:table-cell office:value-type="float" office:value="0.000315868620363757">
                <text:p>0.0003158686203637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0000333333333333333">
                <text:p>0.0000333333333333333</text:p>
              </table:table-cell>
              <table:table-cell office:value-type="float" office:value="0.000723215120727513">
                <text:p>0.000723215120727513</text:p>
              </table:table-cell>
              <table:table-cell office:value-type="float" office:value="0.0000009">
                <text:p>0.0000009</text:p>
              </table:table-cell>
              <table:table-cell office:value-type="float" office:value="0.000722315120727513">
                <text:p>0.0007223151207275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0000666666666666667">
                <text:p>0.0000666666666666667</text:p>
              </table:table-cell>
              <table:table-cell office:value-type="float" office:value="0.00129266022145503">
                <text:p>0.00129266022145503</text:p>
              </table:table-cell>
              <table:table-cell office:value-type="float" office:value="0.0000012">
                <text:p>0.0000012</text:p>
              </table:table-cell>
              <table:table-cell office:value-type="float" office:value="0.00129146022145503">
                <text:p>0.001291460221455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0000833333333333333">
                <text:p>0.0000833333333333333</text:p>
              </table:table-cell>
              <table:table-cell office:value-type="float" office:value="0.00202480392181878">
                <text:p>0.00202480392181878</text:p>
              </table:table-cell>
              <table:table-cell office:value-type="float" office:value="0.0000015">
                <text:p>0.0000015</text:p>
              </table:table-cell>
              <table:table-cell office:value-type="float" office:value="0.00202330392181878">
                <text:p>0.002023303921818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0001166667">
                <text:p>0.0001166667</text:p>
              </table:table-cell>
              <table:table-cell office:value-type="float" office:value="0.0029196462225463">
                <text:p>0.0029196462225463</text:p>
              </table:table-cell>
              <table:table-cell office:value-type="float" office:value="0.0000018">
                <text:p>0.0000018</text:p>
              </table:table-cell>
              <table:table-cell office:value-type="float" office:value="0.0029178462225463">
                <text:p>0.00291784622254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00015">
                <text:p>0.00015</text:p>
              </table:table-cell>
              <table:table-cell office:value-type="float" office:value="0.00397718712327381">
                <text:p>0.00397718712327381</text:p>
              </table:table-cell>
              <table:table-cell office:value-type="float" office:value="0.0000021">
                <text:p>0.0000021</text:p>
              </table:table-cell>
              <table:table-cell office:value-type="float" office:value="0.00397508712327381">
                <text:p>0.003975087123273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0002">
                <text:p>0.0002</text:p>
              </table:table-cell>
              <table:table-cell office:value-type="float" office:value="0.00519742662436508">
                <text:p>0.00519742662436508</text:p>
              </table:table-cell>
              <table:table-cell office:value-type="float" office:value="0.0000024">
                <text:p>0.0000024</text:p>
              </table:table-cell>
              <table:table-cell office:value-type="float" office:value="0.00519502662436508">
                <text:p>0.005195026624365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Win32 OpenOffice.org_project/4114m1$Build-981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6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801cm" svg:height="9.001cm" xlink:href=".." xlink:type="simple" chart:class="chart:scatter" chart:style-name="ch1">
        <chart:legend chart:legend-position="end" svg:x="13.949cm" svg:y="3.402cm" style:legend-expansion="high" chart:style-name="ch2"/>
        <chart:plot-area chart:style-name="ch3" table:cell-range-address="Operational.D9:Operational.D18 Operational.F8:Operational.G18 Operational.I8:Operational.J18" chart:data-source-has-labels="row" svg:x="0.786cm" svg:y="0.855cm" svg:width="12.491cm" svg:height="7.546cm">
          <chartooo:coordinate-region svg:x="2.148cm" svg:y="1.067cm" svg:width="10.849cm" svg:height="7.1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perational.F9:Operational.F18" chart:label-cell-address="Operational.F8:Operational.F8" chart:class="chart:scatter">
            <chart:domain table:cell-range-address="Operational.D9:Operational.D18"/>
            <chart:data-point chart:repeated="10"/>
          </chart:series>
          <chart:series chart:style-name="ch7" chart:values-cell-range-address="Operational.G9:Operational.G18" chart:label-cell-address="Operational.G8:Operational.G8" chart:class="chart:scatter">
            <chart:data-point chart:repeated="10"/>
          </chart:series>
          <chart:series chart:style-name="ch8" chart:values-cell-range-address="Operational.I9:Operational.I18" chart:label-cell-address="Operational.I8:Operational.I8" chart:class="chart:scatter">
            <chart:data-point chart:repeated="10"/>
          </chart:series>
          <chart:series chart:style-name="ch9" chart:values-cell-range-address="Operational.J9:Operational.J18" chart:label-cell-address="Operational.J8:Operational.J8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f(n)</text:p>
                <draw:g>
                  <svg:desc>Operational.F8:Operational.F8</svg:desc>
                </draw:g>
              </table:table-cell>
              <table:table-cell office:value-type="string">
                <text:p>f'(n)</text:p>
                <draw:g>
                  <svg:desc>Operational.G8:Operational.G8</svg:desc>
                </draw:g>
              </table:table-cell>
              <table:table-cell office:value-type="string">
                <text:p>BigO</text:p>
                <draw:g>
                  <svg:desc>Operational.I8:Operational.I8</svg:desc>
                </draw:g>
              </table:table-cell>
              <table:table-cell office:value-type="string">
                <text:p>Difference</text:p>
                <draw:g>
                  <svg:desc>Operational.J8:Operational.J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Operational.D9:Operational.D18</svg:desc>
                </draw:g>
              </table:table-cell>
              <table:table-cell office:value-type="float" office:value="137">
                <text:p>137</text:p>
                <draw:g>
                  <svg:desc>Operational.F9:Operational.F18</svg:desc>
                </draw:g>
              </table:table-cell>
              <table:table-cell office:value-type="float" office:value="1196.1390855">
                <text:p>1196.1390855</text:p>
                <draw:g>
                  <svg:desc>Operational.G9:Operational.G18</svg:desc>
                </draw:g>
              </table:table-cell>
              <table:table-cell office:value-type="float" office:value="-0.15">
                <text:p>-0.15</text:p>
                <draw:g>
                  <svg:desc>Operational.I9:Operational.I18</svg:desc>
                </draw:g>
              </table:table-cell>
              <table:table-cell office:value-type="float" office:value="1196.2890855">
                <text:p>1196.2890855</text:p>
                <draw:g>
                  <svg:desc>Operational.J9:Operational.J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55">
                <text:p>255</text:p>
              </table:table-cell>
              <table:table-cell office:value-type="float" office:value="4801.1069625">
                <text:p>4801.1069625</text:p>
              </table:table-cell>
              <table:table-cell office:value-type="float" office:value="-0.3">
                <text:p>-0.3</text:p>
              </table:table-cell>
              <table:table-cell office:value-type="float" office:value="4801.4069625">
                <text:p>4801.4069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285">
                <text:p>285</text:p>
              </table:table-cell>
              <table:table-cell office:value-type="float" office:value="10811.8615075">
                <text:p>10811.8615075</text:p>
              </table:table-cell>
              <table:table-cell office:value-type="float" office:value="-0.45">
                <text:p>-0.45</text:p>
              </table:table-cell>
              <table:table-cell office:value-type="float" office:value="10812.3115075">
                <text:p>10812.31150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483">
                <text:p>483</text:p>
              </table:table-cell>
              <table:table-cell office:value-type="float" office:value="19224.6015045">
                <text:p>19224.6015045</text:p>
              </table:table-cell>
              <table:table-cell office:value-type="float" office:value="-0.6">
                <text:p>-0.6</text:p>
              </table:table-cell>
              <table:table-cell office:value-type="float" office:value="19225.2015045">
                <text:p>19225.20150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513">
                <text:p>513</text:p>
              </table:table-cell>
              <table:table-cell office:value-type="float" office:value="30044.3160495">
                <text:p>30044.3160495</text:p>
              </table:table-cell>
              <table:table-cell office:value-type="float" office:value="-0.75">
                <text:p>-0.75</text:p>
              </table:table-cell>
              <table:table-cell office:value-type="float" office:value="30045.0660495">
                <text:p>30045.06604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543">
                <text:p>543</text:p>
              </table:table-cell>
              <table:table-cell office:value-type="float" office:value="43268.5105945">
                <text:p>43268.5105945</text:p>
              </table:table-cell>
              <table:table-cell office:value-type="float" office:value="-0.9">
                <text:p>-0.9</text:p>
              </table:table-cell>
              <table:table-cell office:value-type="float" office:value="43269.4105945">
                <text:p>43269.41059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901">
                <text:p>901</text:p>
              </table:table-cell>
              <table:table-cell office:value-type="float" office:value="58892.3148315">
                <text:p>58892.3148315</text:p>
              </table:table-cell>
              <table:table-cell office:value-type="float" office:value="-1.05">
                <text:p>-1.05</text:p>
              </table:table-cell>
              <table:table-cell office:value-type="float" office:value="58893.3648315">
                <text:p>58893.36483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931">
                <text:p>931</text:p>
              </table:table-cell>
              <table:table-cell office:value-type="float" office:value="76925.4693765">
                <text:p>76925.4693765</text:p>
              </table:table-cell>
              <table:table-cell office:value-type="float" office:value="-1.2">
                <text:p>-1.2</text:p>
              </table:table-cell>
              <table:table-cell office:value-type="float" office:value="76926.6693765">
                <text:p>76926.66937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961">
                <text:p>961</text:p>
              </table:table-cell>
              <table:table-cell office:value-type="float" office:value="97363.1039215">
                <text:p>97363.1039215</text:p>
              </table:table-cell>
              <table:table-cell office:value-type="float" office:value="-1.35">
                <text:p>-1.35</text:p>
              </table:table-cell>
              <table:table-cell office:value-type="float" office:value="97364.4539215">
                <text:p>97364.45392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991">
                <text:p>991</text:p>
              </table:table-cell>
              <table:table-cell office:value-type="float" office:value="120205.2184665">
                <text:p>120205.2184665</text:p>
              </table:table-cell>
              <table:table-cell office:value-type="float" office:value="-1.5">
                <text:p>-1.5</text:p>
              </table:table-cell>
              <table:table-cell office:value-type="float" office:value="120206.7184665">
                <text:p>120206.71846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Win32 OpenOffice.org_project/4114m1$Build-981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